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pCentury Old Style" svg:font-family="'DepCentury Old Sty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Overskrift1">
      <style:text-properties fo:color="#000000" style:font-name="Calibri" fo:font-size="11pt" style:font-size-asian="11pt" style:font-name-complex="Arial1" style:font-size-complex="11pt"/>
    </style:style>
    <style:style style:name="P2" style:family="paragraph" style:parent-style-name="Standard">
      <style:text-properties fo:color="#000000" style:font-name="Calibri" fo:font-size="15pt" fo:font-weight="bold" style:font-size-asian="15pt" style:font-weight-asian="bold" style:font-size-complex="15pt" style:font-weight-complex="bold"/>
    </style:style>
    <style:style style:name="P3" style:family="paragraph" style:parent-style-name="Standard">
      <style:text-properties fo:color="#000000" style:font-name="Calibri" fo:language="fi" fo:country="FI" fo:font-weight="bold" style:font-weight-asian="bold" style:font-weight-complex="bold"/>
    </style:style>
    <style:style style:name="P4" style:family="paragraph" style:parent-style-name="Standard">
      <style:paragraph-properties fo:line-height="115%"/>
      <style:text-properties fo:color="#000000" style:font-name="Calibri" fo:language="fi" fo:country="FI" fo:font-weight="bold" style:font-weight-asian="bold" style:font-weight-complex="bold"/>
    </style:style>
    <style:style style:name="P5" style:family="paragraph" style:parent-style-name="Standard">
      <style:text-properties fo:color="#000000" style:font-name="Calibri" fo:language="fi" fo:country="FI"/>
    </style:style>
    <style:style style:name="P6" style:family="paragraph" style:parent-style-name="Standard">
      <style:paragraph-properties fo:line-height="115%"/>
      <style:text-properties fo:color="#000000" style:font-name="Calibri" fo:language="fi" fo:country="FI"/>
    </style:style>
    <style:style style:name="P7" style:family="paragraph" style:parent-style-name="Standard">
      <style:text-properties fo:color="#000000" style:font-name="Calibri"/>
    </style:style>
    <style:style style:name="P8" style:family="paragraph" style:parent-style-name="Standard">
      <style:paragraph-properties fo:line-height="115%"/>
      <style:text-properties fo:color="#000000" style:font-name="Calibri"/>
    </style:style>
    <style:style style:name="P9" style:family="paragraph" style:parent-style-name="Standard">
      <style:paragraph-properties fo:line-height="115%"/>
      <style:text-properties fo:color="#000000" style:font-name="Calibri" fo:font-weight="bold" style:font-weight-asian="bold" style:font-weight-complex="bold"/>
    </style:style>
    <style:style style:name="P10" style:family="paragraph" style:parent-style-name="Standard">
      <style:paragraph-properties fo:line-height="115%"/>
      <style:text-properties fo:color="#000000" style:font-name="Calibri" style:font-name-complex="Arial1"/>
    </style:style>
    <style:style style:name="P11" style:family="paragraph" style:parent-style-name="Standard">
      <style:text-properties fo:color="#000000" style:font-name="Calibri" fo:font-size="12pt" style:font-name-asian="Calibri1" style:font-size-asian="12pt" style:font-name-complex="Calibri1" style:font-size-complex="12pt"/>
    </style:style>
    <style:style style:name="P12" style:family="paragraph" style:parent-style-name="Standard">
      <style:paragraph-properties fo:line-height="115%"/>
      <style:text-properties fo:color="#000000"/>
    </style:style>
    <style:style style:name="P13" style:family="paragraph" style:parent-style-name="Standard">
      <style:paragraph-properties fo:line-height="115%"/>
      <style:text-properties fo:color="#000000" style:font-name="DepCentury Old Style" fo:font-size="14pt" fo:font-weight="bold" style:font-size-asian="14pt" style:font-weight-asian="bold" style:font-size-complex="14pt" style:font-weight-complex="bold"/>
    </style:style>
    <style:style style:name="P14" style:family="paragraph" style:parent-style-name="Standard">
      <style:paragraph-properties fo:line-height="115%"/>
    </style:style>
    <style:style style:name="P15" style:family="paragraph" style:parent-style-name="Standard">
      <style:paragraph-properties fo:line-height="115%" fo:text-align="justify" style:justify-single-word="false"/>
    </style:style>
    <style:style style:name="P16" style:family="paragraph" style:parent-style-name="Standard">
      <style:paragraph-properties fo:line-height="115%"/>
      <style:text-properties style:font-name="Calibri" fo:font-size="12pt" fo:language="fi" fo:country="FI" style:font-name-asian="Calibri1" style:font-size-asian="12pt" style:font-name-complex="Calibri1" style:font-size-complex="12pt"/>
    </style:style>
    <style:style style:name="P17" style:family="paragraph" style:parent-style-name="Standard">
      <style:paragraph-properties fo:margin-left="-0.106cm" fo:margin-right="0cm" fo:line-height="115%" fo:text-indent="0cm" style:auto-text-indent="false"/>
    </style:style>
    <style:style style:name="P18" style:family="paragraph" style:parent-style-name="Standard" style:master-page-name="Standard">
      <style:paragraph-properties style:page-number="auto"/>
    </style:style>
    <style:style style:name="T1" style:family="text">
      <style:text-properties fo:color="#000000" style:font-name="Calibri" style:font-weight-complex="bold"/>
    </style:style>
    <style:style style:name="T2" style:family="text">
      <style:text-properties fo:color="#000000" style:font-name="Calibri" fo:font-size="15pt" fo:language="fi" fo:country="FI" fo:font-weight="bold" style:font-size-asian="15pt" style:font-weight-asian="bold" style:font-size-complex="15pt" style:font-weight-complex="bold"/>
    </style:style>
    <style:style style:name="T3" style:family="text">
      <style:text-properties fo:color="#000000" style:font-name="Calibri" fo:language="fi" fo:country="FI"/>
    </style:style>
    <style:style style:name="T4" style:family="text">
      <style:text-properties fo:color="#000000" style:font-name="Calibri" fo:language="fi" fo:country="FI" fo:font-weight="bold" style:font-weight-asian="bold" style:font-weight-complex="bold"/>
    </style:style>
    <style:style style:name="T5" style:family="text">
      <style:text-properties fo:color="#000000" style:font-name="Calibri" fo:language="fi" fo:country="FI" style:font-name-complex="Arial1"/>
    </style:style>
    <style:style style:name="T6" style:family="text">
      <style:text-properties fo:color="#000000" style:font-name="Calibri" fo:font-size="14pt" fo:language="fi" fo:country="FI" fo:font-weight="bold" style:font-size-asian="14pt" style:font-weight-asian="bold" style:font-size-complex="14pt" style:font-weight-complex="bold"/>
    </style:style>
    <style:style style:name="T7" style:family="text">
      <style:text-properties fo:color="#000000" style:font-name="Calibri"/>
    </style:style>
    <style:style style:name="T8" style:family="text">
      <style:text-properties fo:color="#000000" style:font-name="Calibri" fo:font-size="16pt" fo:font-weight="bold" style:font-size-asian="16pt" style:font-weight-asian="bold" style:font-size-complex="16pt" style:font-weight-complex="bold"/>
    </style:style>
    <style:style style:name="T9" style:family="text">
      <style:text-properties fo:color="#000000" style:font-name="Calibri" fo:font-weight="bold" style:font-weight-asian="bold" style:font-weight-complex="bold"/>
    </style:style>
    <style:style style:name="T10" style:family="text">
      <style:text-properties fo:color="#000000" style:font-name="Calibri" style:font-name-complex="Arial1"/>
    </style:style>
    <style:style style:name="T11" style:family="text">
      <style:text-properties fo:color="#000000" style:font-name="Calibri" fo:font-size="12pt" style:font-name-asian="Calibri1" style:font-size-asian="12pt" style:font-name-complex="Calibri1" style:font-size-complex="12pt"/>
    </style:style>
    <style:style style:name="T12" style:family="text">
      <style:text-properties fo:color="#000000"/>
    </style:style>
    <style:style style:name="T13" style:family="text">
      <style:text-properties fo:color="#000000" style:font-name="DepCentury Old Style" fo:font-size="14pt" fo:font-weight="bold" style:font-size-asian="14pt" style:font-weight-asian="bold" style:font-size-complex="14pt" style:font-weight-complex="bold"/>
    </style:style>
    <style:style style:name="T14" style:family="text">
      <style:text-properties style:font-name="Calibri" fo:language="fi" fo:country="FI"/>
    </style:style>
    <style:style style:name="T15" style:family="text">
      <style:text-properties style:font-name="Calibri" fo:font-size="12pt" fo:language="fi" fo:country="FI" style:font-name-asian="Calibri1" style:font-size-asian="12pt"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KMD Pressemelding 23.01.2018</text:span></text:p>
      <text:p text:style-name="Standard"><text:span text:style-name="T1">Oversatt til kvensk av Kainun institutti – Kvensk institutt</text:span></text:p>
      <text:p text:style-name="P2"/>
      <text:p text:style-name="P2"/>
      <text:p text:style-name="Standard"><text:span text:style-name="T2">Pressemellinki</text:span></text:p>
      <text:p text:style-name="P3"/>
      <text:p text:style-name="Standard"><text:span text:style-name="T3">Nr.:</text:span><text:span text:style-name="T14"><text:tab/></text:span></text:p>
      <text:p text:style-name="Standard"><text:span text:style-name="T3">Kontakti:</text:span></text:p>
      <text:p text:style-name="Standard"><text:span text:style-name="T3">Daattumi: 23. januaarikuuta 2018 </text:span></text:p>
      <text:p text:style-name="Standard"><text:span text:style-name="T3">Spärräysfristi:</text:span></text:p>
      <text:p text:style-name="P3"/>
      <text:p text:style-name="P3"/>
      <text:p text:style-name="Standard"><text:span text:style-name="T6">Suuntaplaana kväänin kielele</text:span></text:p>
      <text:p text:style-name="P5"/>
      <text:p text:style-name="P14"><text:span text:style-name="T4">– Kväänin kieli oon tärkkee osa meiän yhtheistä kulttuuriarpaa. Kieli oon tääpänä kriittisessä tilassa, ja kielityön hääythään lujittaat. Rejeeringin mooli oon ette plaanan avula kväänin kieli oon jatkossaki elläävä kieli, sannoo komunaali- ja uuistusministeri Monica Mæland.</text:span></text:p>
      <text:p text:style-name="P4"/>
      <text:p text:style-name="P14"><text:span text:style-name="T4">Komunaali- ja uuistusdepartementti oon yhessä Kulttuuridepartementin ja Kunnskapsdepartementin kans tehny plaanan kväänin kielen lujittamisheen.</text:span></text:p>
      <text:p text:style-name="P6"/>
      <text:p text:style-name="P14"><text:span text:style-name="T3">Jälkhiin ko norjalaistamispolitikki formelisti oli sivvu, kesti monta vuotta ennen ko päätöksentekkiijät otethiin huomihoon minoriteetiitten kielen ja kulttuurin. Sen tähen rejeerinki halluu nyt suunatuita toimii joila lujitethaan kväänin kieltä. <text:s/></text:span></text:p>
      <text:p text:style-name="P6"/>
      <text:p text:style-name="P14"><text:span text:style-name="T3">Plaanan perustanna oon se suuri työ mitä kvääni- ja norjansuomalaiset miljööt oon jo monta vuotta tehnheet oman kielen säilyttämisen ja lujittamisen etheen.</text:span></text:p>
      <text:p text:style-name="P6"/>
      <text:p text:style-name="P14"><text:span text:style-name="T3">Se oon välttämätön ette usseemiila aloila oon samanaikhaiset toimet joila lujitethaan kieltä. Plaanassa oon toimet lastentarhaasseen ja perusopetuksheen, korkkeemphaan koulutuksheen, ja lapsiin, nuoriin ja raavhaitten kielileirhiin.</text:span></text:p>
      <text:p text:style-name="P6"/>
      <text:p text:style-name="P14"><text:span text:style-name="T3">Jokku toimet oon uuet, ja toisila jatkathaan ja lujitethaan toimii mikkä oon jo olemassa. Plaanan yksi mooli oon kans kovota sen satsingin minkä jo tehhään.</text:span></text:p>
      <text:p text:style-name="P6"><text:soft-page-break/></text:p>
      <text:p text:style-name="P14"><text:span text:style-name="T3">Tutkimus- ja korkkeempi koulutusministeri Iselin Nybø meinaa ette se oon tärkkee kouluttaat opettaajiita keilä oon korkkeet kvalifikasjuunit kväänin kielessä. Tromssan universiteetti – Norjan arktinen universiteetti tarjoo jo opintoi kväänin kielessä. </text:span></text:p>
      <text:p text:style-name="P6"/>
      <text:p text:style-name="P14"><text:span text:style-name="T15">– Universiteetti saapi nyt ekstra kuurttoo 750 000 kruunuu siihen ette se eistää opettaajankoulutusta jossa tarjothaan kväänin kielen praksisen ja faakididaktikin, kehhää kontakti</text:span><text:bookmark text:name="_GoBack"/><text:span text:style-name="T15">verkon ja rekrytteeraa studenttiita. Net studentit kekkä otethaan kväänin kielen osana opettaajankoulutusta vuojesta 2019 etheenkäsin, saahaan takaisinmakson kiini 50 000 kruunuu opintolainasta, sannoo Nybø.</text:span></text:p>
      <text:p text:style-name="P16"/>
      <text:p text:style-name="P14"><text:span text:style-name="T3">– Mie piän ette plaanan toimet hääythään olla realistiset ja helpot vieä läpitte, sannoo Monica Mæland. </text:span></text:p>
      <text:p text:style-name="P6"/>
      <text:p text:style-name="P14"><text:span text:style-name="T3">Rejeeringin mooli oon ette plaana lissää tiettoo ja anttaa ymmärystä kväänin/norjansuomalaisesta kulttuurista ja kielestä norjalaisessa samfynnissa.</text:span></text:p>
      <text:p text:style-name="P6"/>
      <text:p text:style-name="P14"><text:span text:style-name="T3">– Työ millä lujitamma kväänin kielen, oon pitempi prosessi. Plaana minkä rejeerinki nyt pannee esile, aloittaa kväänin kielheen suunatut toimet, sannoo staatinneuvos </text:span><text:span text:style-name="T5">Mæland. </text:span></text:p>
      <text:p text:style-name="P6"/>
      <text:p text:style-name="P14"><text:span text:style-name="T7">Linkki plaanhaan:</text:span></text:p>
      <text:p text:style-name="P8"/>
      <text:p text:style-name="P8"/>
      <text:p text:style-name="P8"/>
      <text:p text:style-name="P8"/>
      <text:p text:style-name="P14"><text:span text:style-name="T8">Pressemelding</text:span></text:p>
      <text:p text:style-name="P12"/>
      <text:p text:style-name="P15"><text:span text:style-name="T12">Nr.:</text:span></text:p>
      <text:p text:style-name="P15"><text:span text:style-name="T12">Kontaktperson:</text:span></text:p>
      <text:p text:style-name="P17"><text:span text:style-name="T12">Dato: 23. januar 2018</text:span></text:p>
      <text:p text:style-name="P17"><text:span text:style-name="T12">Sperrefrist:</text:span></text:p>
      <text:p text:style-name="P13"/>
      <text:p text:style-name="P14"><text:span text:style-name="T13">Målrettet plan for kvensk språk</text:span></text:p>
      <text:p text:style-name="P9"/>
      <text:p text:style-name="P14"><text:span text:style-name="T9">Kvensk språk er en viktig del av vår felles kulturarv. Språket er i dag i en kritisk situasjon, og språkarbeidet må styrkes. Regjeringens mål er at planen skal legge til rette for at kvensk fortsatt skal være et levende språk, sier kommunal- og moderniseringsminister Monica Mæland.</text:span></text:p>
      <text:p text:style-name="P9"><text:soft-page-break/></text:p>
      <text:p text:style-name="P14"><text:span text:style-name="T9">Planen for å styrke kvensk språk er utarbeidet av Kommunal- og moderniseringsdepartementet i samarbeid med Kunnskapsdepartementet og Kulturdepartementet. </text:span></text:p>
      <text:p text:style-name="P9"/>
      <text:p text:style-name="P14"><text:span text:style-name="T10">Etter at fornorskingspolitikken formelt var over tok det mange år før myndighetene tok hensyn til minoriteters språk og kultur. <text:s/>Derfor vil regjeringen nå ha en målrettet innsats for å styrke kvensk språk. <text:s/></text:span></text:p>
      <text:p text:style-name="P10"/>
      <text:p text:style-name="P14"><text:span text:style-name="T10">Planen bygger videre på den store innsatsen det kvenske/norskfinske miljøet har gjort i flere år for å bevare og styrke sitt eget språk. </text:span></text:p>
      <text:p text:style-name="P8"/>
      <text:p text:style-name="P14"><text:span text:style-name="T7">Det er nødvendig med tiltak på flere områder samtidig for å styrke et språk. Planen inneholder tiltak innenfor barnehage og grunnopplæring, høyere utdanning og forskning, og språkleire for barn, ungdom og voksne.</text:span></text:p>
      <text:p text:style-name="P8"/>
      <text:p text:style-name="P14"><text:span text:style-name="T7">Noen av tiltakene er nye, og andre er videreføring og styrking av eksisterende tiltak. Et mål med planen er også å samle den innsatsen som allerede gjøres. </text:span></text:p>
      <text:p text:style-name="P8"/>
      <text:p text:style-name="Standard"><text:span text:style-name="T11">Forsknings- og høyere utdanningsminister Iselin Nybø mener det er viktig å utdanne lærere med høye kvalifikasjoner i kvensk. Universitetet i Tromsø – Norges arktiske universitet har allerede et studietilbud i kvensk språk. </text:span></text:p>
      <text:p text:style-name="P11"/>
      <text:p text:style-name="Standard"><text:span text:style-name="T11">– Universitetet får nå en ekstra bevilgning på 750 000 kroner for å utvikle et lærerutdanningstilbud med praksis og fagdidaktikk i kvensk språk, bygge nettverk og rekruttere studenter. Fra 2019 vil studenter som tar kvensk som del av lærerutdanning få ettergitt inntil 50 000 kroner av studielånet, sier Nybø. </text:span></text:p>
      <text:p text:style-name="P8"/>
      <text:p text:style-name="P14"><text:span text:style-name="T7">– Jeg er opptatt av at tiltakene i planen skal være realistiske og gjennomførbare, sier Monica Mæland. </text:span></text:p>
      <text:p text:style-name="P8"/>
      <text:p text:style-name="P14"><text:span text:style-name="T10">Regjeringens mål er at planen også vil bidra til å øke kunnskapen og skape bevissthet om kvenenes/norskfinnenes kultur og språk i det norske <text:s/>samfunnet. </text:span><text:span text:style-name="T7"><text:s/></text:span></text:p>
      <text:p text:style-name="P8"/>
      <text:p text:style-name="P14"><text:span text:style-name="T7">– Arbeidet med å styrke kvensk språk må være en prosess over tid. Planen som regjeringen nå legger frem, vil være starten på en målrettet innsats for kvensk språk, </text:span><text:span text:style-name="T10">framhever statsråd Mæland. <text:s/></text:span></text:p>
      <text:p text:style-name="P8"/>
      <text:p text:style-name="P14"><text:span text:style-name="T7">Lenke til planen:</text:span></text:p>
      <text:p text:style-name="P7"/>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pCentury Old Style" svg:font-family="'DepCentury Old Sty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29cm" fo:text-align="start" style:justify-single-word="false" fo:orphans="2" fo:widows="2" style:writing-mode="lr-tb"/>
      <style:text-properties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Overskrift1" style:family="paragraph" style:parent-style-name="Heading_20_1" style:default-outline-level="">
      <style:paragraph-properties fo:margin-top="0cm" fo:margin-bottom="0.212cm" loext:contextual-spacing="false" fo:line-height="100%"/>
      <style:text-properties style:use-window-font-color="true" style:font-name="Times New Roman" fo:font-family="'Times New Roman'" style:font-family-generic="roman" style:font-pitch="variable" fo:font-size="14pt" fo:font-weight="bold" style:font-size-asian="14pt" style:language-asian="nb" style:country-asian="NO" style:font-weight-asian="bold" style:font-size-complex="14pt" style:font-weight-complex="bold"/>
    </style:style>
    <style:style style:name="ref_20_og_20_dato" style:display-name="ref og dato" style:family="paragraph" style:parent-style-name="Standard" style:default-outline-level="">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Pressemelding" style:family="paragraph" style:parent-style-name="ref_20_og_20_dato" style:default-outline-level="">
      <style:text-properties fo:font-size="15pt" fo:font-weight="bold" style:font-size-asian="15pt"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Merknadstekst_20_Tegn" style:display-name="Merknadstekst Tegn"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3</meta:editing-cycles>
    <meta:print-date>2007-06-07T10:27:00</meta:print-date>
    <meta:creation-date>2018-01-23T06:47:00</meta:creation-date>
    <dc:date>2018-01-23T09:53:00</dc:date>
    <meta:editing-duration>PT5M</meta:editing-duration>
    <meta:generator>LibreOffice/6.4.6.2$Linux_X86_64 LibreOffice_project/40$Build-2</meta:generator>
    <meta:document-statistic meta:table-count="0" meta:image-count="1" meta:object-count="0" meta:page-count="3" meta:paragraph-count="39" meta:word-count="646" meta:character-count="4725" meta:non-whitespace-character-count="4086"/>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